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officeooo:paragraph-rsid="00e1817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paragraph-rsid="00e1817e" style:font-size-asian="20pt" style:font-weight-asian="bold" style:font-size-complex="20pt" style:font-weight-complex="bold"/>
    </style:style>
    <style:style style:name="P6" style:family="paragraph" style:parent-style-name="Standard">
      <style:text-properties style:text-position="0% 100%" fo:font-size="14pt" style:text-underline-style="none" fo:font-weight="normal" officeooo:rsid="00dc34ac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text-position="0% 100%" fo:font-size="14pt" style:text-underline-style="none" fo:font-weight="normal" officeooo:rsid="00e88722" officeooo:paragraph-rsid="00e88722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text-position="0% 100%" fo:font-size="14pt" style:text-underline-style="none" fo:font-weight="bold" officeooo:rsid="00e88722" officeooo:paragraph-rsid="00e88722" style:font-size-asian="14pt" style:font-weight-asian="bold" style:font-size-complex="14pt" style:font-weight-complex="bold"/>
    </style:style>
    <style:style style:name="P9" style:family="paragraph" style:parent-style-name="Standard">
      <style:text-properties style:text-position="0% 100%" fo:font-size="14pt" style:text-underline-style="none" fo:font-weight="bold" officeooo:rsid="00ea3395" officeooo:paragraph-rsid="00ea3395" style:font-size-asian="14pt" style:font-weight-asian="bold" style:font-size-complex="14pt" style:font-weight-complex="bold"/>
    </style:style>
    <style:style style:name="P10" style:family="paragraph" style:parent-style-name="Standard">
      <style:text-properties style:text-position="0% 100%" fo:font-size="14pt" style:text-underline-style="none" fo:font-weight="bold" officeooo:rsid="00eb31ae" officeooo:paragraph-rsid="00eb31ae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eb31ae" style:font-weight-asian="normal" style:font-weight-complex="normal"/>
    </style:style>
    <style:style style:name="T3" style:family="text">
      <style:text-properties officeooo:rsid="00e88722"/>
    </style:style>
    <style:style style:name="T4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3">Albrecht Utilities</text:span>.</text:p>
      <text:p text:style-name="P1">Richard Parker <text:span text:style-name="T3">7.4</text:span>.201<text:span text:style-name="T3">9</text:span></text:p>
      <text:p text:style-name="P6"/>
      <text:p text:style-name="P5">Section <text:span text:style-name="T3">1</text:span> – <text:span text:style-name="T3">Introduction.</text:span></text:p>
      <text:p text:style-name="P4"/>
      <text:p text:style-name="P7">This document is the "ideas" document for the project of including many more extension fields into meataxe64. <text:s/>As of today, a good implementation exists for all quadratic and cubic extensions and {16,32,81,243,625}, and rather less good ones for {64,128,256}. <text:s/>As a suggested scope, the aim is to get good ones for all non-prime fields up to 100,000.</text:p>
      <text:p text:style-name="P7"/>
      <text:p text:style-name="P7">The principle for doing this, as Martin Albrecht taught me, is to . . .</text:p>
      <text:p text:style-name="P7"/>
      <text:p text:style-name="P8">extract<text:span text:style-name="T1"> the matrix in the extension field p</text:span><text:span text:style-name="T4">d</text:span><text:span text:style-name="T1"> into d matrices over the ground field p, one for each coefficient of expression of the extension field elements as polynomials over the ground field modulo the defining polynomial, which - in meataxe64 - is always taken as the Conway polynomial.</text:span></text:p>
      <text:p text:style-name="P8"><text:span text:style-name="T1"/></text:p>
      <text:p text:style-name="P8">extraction linear forms<text:span text:style-name="T1"> are then used to make certain linear combinations of these extracted matrices over the ground field to make e matrices (e &gt; d).</text:span></text:p>
      <text:p text:style-name="P8"><text:span text:style-name="T1"/></text:p>
      <text:p text:style-name="P8">multiply these e matrices in pairs<text:span text:style-name="T1"> to produce e product matrices</text:span></text:p>
      <text:p text:style-name="P8"><text:span text:style-name="T1"/></text:p>
      <text:p text:style-name="P8">assembly linear forms<text:span text:style-name="T1"> to make d linear combinations of these product matrices, which are the coefficients of the extension field, as if the answer had been extracted.</text:span></text:p>
      <text:p text:style-name="P8"><text:span text:style-name="T1"/></text:p>
      <text:p text:style-name="P8">assemble<text:span text:style-name="T1"> these matrices to form the answer.</text:span></text:p>
      <text:p text:style-name="P8"><text:span text:style-name="T1"/></text:p>
      <text:p text:style-name="P9"><text:span text:style-name="T1">For large extension field degrees, performing the linear forms threatens to dominate the work, so to minimize the impact of this, there is a program </text:span>zem<text:span text:style-name="T1"> (elementary matrices) to factorize the matrices involved in both extraction and assembly linear forms into as few operations as possible. <text:s/>This is considered to be of more general applicability and is documented as a "proper" program, albeit still in src2. <text:s/>It is based on a beam search, and it is hoped that it can find the "best" way to compute these linear forms. <text:s/>In principle it works over any field, though only prime fields are needed for this project.</text:span></text:p>
      <text:p text:style-name="P9"><text:span text:style-name="T1"/></text:p>
      <text:p text:style-name="P9"><text:span text:style-name="T1">The </text:span>albf<text:span text:style-name="T1"> program takes as input the extraction linear forms matrix and computes from it the assembly linear forms matrix. <text:s/>The rows of the extraction matrix are tensored with themselves (or indeed a different extraction matrix) and the assembly linear forms needed to make the </text:span><text:soft-page-break/><text:span text:style-name="T1">answer computed.</text:span></text:p>
      <text:p text:style-name="P9"><text:span text:style-name="T1"/></text:p>
      <text:p text:style-name="P9"><text:span text:style-name="T1">The </text:span>albe<text:span text:style-name="T1"> program reads the output of albf on the extraction forms to write the 'c' code suitable for cut-n-paste into the linf.c source, and the </text:span>alba<text:span text:style-name="T1"> program does a similar job for the assembly forms. <text:s/>These two program interpret the output of albf in different ways, since they must operate in opposite directions.</text:span></text:p>
      <text:p text:style-name="P9"><text:span text:style-name="T1"/></text:p>
      <text:p text:style-name="P9"><text:span text:style-name="T1">As of today, all the above programs are written and partly debugged - they produce an output that can drive linf, but sadly do not produce the correct answer. <text:s/>Hopefully a day's debugging will sort that out.</text:span></text:p>
      <text:p text:style-name="P9"><text:span text:style-name="T1"/></text:p>
      <text:p text:style-name="P9"><text:span text:style-name="T1">The remaining piece of the puzzle</text:span><text:span text:style-name="T2"> - in many ways the interesting one -</text:span><text:span text:style-name="T1"> is to produce the extraction linear forms matrix, and I believe that two further programs are needed, which I propose to call </text:span>albi<text:span text:style-name="T1"> (Interpolation) and </text:span>albx<text:span text:style-name="T1"> (eXstension).</text:span></text:p>
      <text:p text:style-name="P9"><text:span text:style-name="T1"/></text:p>
      <text:p text:style-name="P9"><text:span text:style-name="T1">The albx program considers the target extension field as a two-step extension. <text:s/>It is assumed that the first step extraction linear forms are known</text:span><text:span text:style-name="T2">, and interpolation is performed to extend the field further.</text:span></text:p>
      <text:p text:style-name="P9"><text:span text:style-name="T2"/></text:p>
      <text:p text:style-name="P10"><text:span text:style-name="T1">The albi program uses simple interpolation, but allows for some of the point values to lie in various extension fields.</text:span></text:p>
      <text:p text:style-name="P10"><text:span text:style-name="T1"/></text:p>
      <text:p text:style-name="P10"><text:span text:style-name="T1">As of now, I have little idea how to do either of the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9-04-07T10:04:04.984104220</dc:date>
    <meta:editing-duration>P4DT7H7M25S</meta:editing-duration>
    <meta:editing-cycles>423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2" meta:paragraph-count="19" meta:word-count="551" meta:character-count="3262" meta:non-whitespace-character-count="2720"/>
  </office:meta>
</office:document-meta>
</file>